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366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3.752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46in"/>
    </style:style>
    <style:style style:name="co8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201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7665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1.3264in" fo:break-before="auto" style:use-optimal-row-height="true"/>
    </style:style>
    <style:style style:name="ro15" style:family="table-row">
      <style:table-row-properties style:row-height="2.0728in" fo:break-before="auto" style:use-optimal-row-height="true"/>
    </style:style>
    <style:style style:name="ro16" style:family="table-row">
      <style:table-row-properties style:row-height="2.8189in" fo:break-before="auto" style:use-optimal-row-height="true"/>
    </style:style>
    <style:style style:name="ro17" style:family="table-row">
      <style:table-row-properties style:row-height="1.5134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ta1" style:family="table" style:master-page-name="PageStyle_5f_RC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106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2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2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normal" style:font-size-asian="8pt" style:font-style-asian="normal" style:font-weight-asian="normal" style:font-name-complex="Cantarel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41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4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/>
    <style:style style:name="ce52" style:family="table-cell" style:parent-style-name="Default"/>
    <style:style style:name="ce152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157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99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8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90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9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9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10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4"/>
          <table:covered-table-cell table:number-columns-repeated="2" table:style-name="ce51"/>
          <table:covered-table-cell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4"/>
          <table:covered-table-cell table:number-columns-repeated="2" table:style-name="ce51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3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4">
          <table:covered-table-cell table:number-columns-repeated="5"/>
          <table:covered-table-cell table:number-columns-repeated="2" table:style-name="ce52"/>
          <table:covered-table-cell table:number-columns-repeated="3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4"/>
          <table:covered-table-cell table:number-columns-repeated="2" table:style-name="ce51"/>
          <table:covered-table-cell table:number-columns-repeated="3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141" office:value-type="string" calcext:value-type="string">
            <text:p>A faire</text:p>
          </table:table-cell>
          <table:table-cell table:style-name="ce144" office:value-type="string" calcext:value-type="string">
            <text:p>A tester</text:p>
          </table:table-cell>
          <table:table-cell table:style-name="ce152" office:value-type="string" calcext:value-type="string">
            <text:p>Leaks ?</text:p>
          </table:table-cell>
          <table:table-cell table:style-name="ce157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54" office:value-type="string" calcext:value-type="string">
            <text:p><text:span text:style-name="T34">OK </text:span><text:span text:style-name="T35">KO</text:span></text:p>
          </table:table-cell>
          <table:table-cell table:style-name="ce59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63" office:value-type="string" calcext:value-type="string" table:number-columns-spanned="1" table:number-rows-spanned="5">
            <text:p>$&gt;</text:p>
          </table:table-cell>
          <table:table-cell table:style-name="ce82" office:value-type="string" calcext:value-type="string">
            <text:p>Exit de l'ancienne commande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24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: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/>
          <table:table-cell table:style-name="ce83" office:value-type="float" office:value="0" calcext:value-type="float">
            <text:p>0</text:p>
          </table:table-cell>
          <table:table-cell table:style-name="ce82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!</text:span></text:p>
          </table:table-cell>
          <table:table-cell table:style-name="ce24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 table:style-name="ce64"/>
          <table:table-cell table:style-name="ce83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6" office:value-type="string" calcext:value-type="string">
            <text:p><text:span text:style-name="T21">$&gt;</text:span><text:span text:style-name="T22"> 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6" office:value-type="string" calcext:value-type="string">
            <text:p><text:span text:style-name="T21">$&gt;</text:span><text:span text:style-name="T22"> &l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6" office:value-type="string" calcext:value-type="string">
            <text:p><text:span text:style-name="T21">$&gt;</text:span><text:span text:style-name="T22"> &gt;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6" office:value-type="string" calcext:value-type="string">
            <text:p><text:span text:style-name="T21">$&gt;</text:span><text:span text:style-name="T22"> &lt;&l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6" office:value-type="string" calcext:value-type="string">
            <text:p><text:span text:style-name="T21">$&gt; </text:span><text:span text:style-name="T22">&lt;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covered-table-cell table:style-name="ce64"/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23"/>
          <table:table-cell table:style-name="ce44"/>
          <table:table-cell table:style-name="ce47"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style-name="ce116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|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| | 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|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||||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|||||||||||||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&gt;|&gt;&lt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amp;&amp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;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;;;;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;;;;;;;;;;;;;;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(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( (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( ( ( ( ) )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'hola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''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*/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7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*/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8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1"/>
          <table:table-cell table:style-name="ce116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.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1"/>
          <table:table-cell table:style-name="ce116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~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6" office:value-type="string" calcext:value-type="string">
            <text:p><text:span text:style-name="T21">$&gt;</text:span><text:span text:style-name="T22"> ABC=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4ABC=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hola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hola que tal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Makefil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06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16" office:value-type="string" calcext:value-type="string">
            <text:p><text:span text:style-name="T21">$&gt; </text:span><text:span text:style-name="T22">ech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echo 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cho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-n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cho-n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echo -n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echo "-n"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-n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n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-n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Que Tal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       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     \n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n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9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        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 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-p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p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-n-nnn 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n-nnn -nnnn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 -nnn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nnn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-------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-------n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-------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----nn--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--------nnnn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?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?$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0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:$=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 $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 $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\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my shit terminal is [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my shit terminal is []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UID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HOME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$&gt; echo $9HOME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$HOME%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UID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hola*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2">echo -nnnn $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 </text:span><text:span text:style-name="T22">echo &gt; &l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echo | |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echo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.echo.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91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echo&g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lt;echo&l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|echo|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|echo -n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*'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*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D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*Z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*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*t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*hola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$hola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HOME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""</text:span></text:p>
          </table:table-cell>
          <table:table-cell table:style-name="ce25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$"""</text:span></text:p>
          </table:table-cell>
          <table:table-cell table:style-name="ce25"/>
          <table:table-cell table:style-name="ce44"/>
          <table:table-cell table:style-name="ce47"/>
          <table:table-cell table:style-name="ce55"/>
          <table:table-cell table:style-name="ce60"/>
          <table:table-cell table:style-name="ce68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$'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8" office:value-type="string" calcext:value-type="string">
            <text:p>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"HOM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''HOME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""HOME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$HO"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$HO'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$HO""M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$HO''ME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"'$HO''ME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'''ME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84"/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'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' $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84"/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"HO""M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'HO''ME'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'HOME'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$"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=HOM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$=HOM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"HOLA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'HOLA'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hola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hola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'hola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'h'o'la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''h'o'la'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'hola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"'hola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'hola'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'hola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'hola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"hola"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"hola"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"l"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''''''''''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""""""""""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"cho hola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 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'cho hola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 hola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     $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""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hola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table-cell table:style-name="ce8"/>
          <table:table-cell table:style-name="ce116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table-cell table:style-name="ce8"/>
          <table:table-cell table:style-name="ce116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'c'ho 'b'onjo'u'r: command not found</text:p>
            <text:p>$&gt;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9">
          <table:table-cell table:style-name="ce8"/>
          <table:table-cell table:style-name="ce116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Makefi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table-cell table:style-name="ce8"/>
          <table:table-cell table:style-name="ce116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Makefi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table-cell table:style-name="ce8"/>
          <table:table-cell table:style-name="ce116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 Makefi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9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6" office:value-type="string" calcext:value-type="string">
            <text:p><text:span text:style-name="T21">$&gt;</text:span><text:span text:style-name="T22"> $?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$?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?$HOM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$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$HOM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$DONTEXIST</text:span></text:p>
          </table:table-cell>
          <table:table-cell table:style-name="ce23"/>
          <table:table-cell table:style-name="ce44"/>
          <table:table-cell table:style-name="ce48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$&gt; $LESS$VAR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06" office:value-type="string" calcext:value-type="string" table:number-columns-spanned="1" table:number-rows-spanned="10">
            <text:p>SIGNAUX 🛰</text:p>
          </table:table-cell>
          <table:table-cell table:style-name="ce116" office:value-type="string" calcext:value-type="string">
            <text:p><text:span text:style-name="T21">$&gt; </text:span><text:span text:style-name="T25">Ctlr-C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/>
            <text:p/>
            <text:p/>
            <text:p>^C</text:p>
            <text:p>$&gt;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28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/>
            <text:p/>
            <text:p/>
            <text:p>^C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5">Ctlr-D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66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<text:span text:style-name="T21">$&gt;</text:span><text:span text:style-name="T22"> hola</text:span></text:p>
          </table:table-cell>
          <table:table-cell table:style-name="ce84" office:value-type="string" calcext:value-type="string">
            <text:p>/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5">Ctlr-\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8" office:value-type="string" calcext:value-type="string">
            <text:p>$&gt;</text:p>
          </table:table-cell>
          <table:table-cell table:style-name="ce84" office:value-type="string" calcext:value-type="string">
            <text:p>/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<text:span text:style-name="T21">$&gt;</text:span><text:span text:style-name="T22"> hola</text:span></text:p>
          </table:table-cell>
          <table:table-cell table:style-name="ce84" office:value-type="string" calcext:value-type="string">
            <text:p>/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84" office:value-type="float" office:value="131" calcext:value-type="float">
            <text:p>131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 </text:span><text:span text:style-name="T25">Ctlr-Z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8" office:value-type="string" calcext:value-type="string">
            <text:p>$&gt;</text:p>
          </table:table-cell>
          <table:table-cell table:style-name="ce84" office:value-type="string" calcext:value-type="string">
            <text:p>/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^C</text:p>
            <text:p>$&gt;</text:p>
          </table:table-cell>
          <table:table-cell table:style-name="ce84" office:value-type="float" office:value="130" calcext:value-type="float">
            <text:p>130</text:p>
          </table:table-cell>
          <table:table-cell table:style-name="ce86"/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^\Quit (core dumped)</text:p>
            <text:p>$&gt;</text:p>
          </table:table-cell>
          <table:table-cell table:style-name="ce84" office:value-type="float" office:value="131" calcext:value-type="float">
            <text:p>131</text:p>
          </table:table-cell>
          <table:table-cell table:style-name="ce86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16" office:value-type="string" calcext:value-type="string"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nv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nv hola que tal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nv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nv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$DONTEXIS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"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%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?=2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9HOLA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8" office:value-type="string" calcext:value-type="string">
            <text:p><text:s text:c="2"/></text:p>
          </table:table-cell>
          <table:table-cell table:style-name="ce55"/>
          <table:table-cell table:style-name="ce60"/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""="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''='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"="="=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'='='=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70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7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31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31"/>
          <table:table-cell table:style-name="ce44"/>
          <table:table-cell table:style-name="ce50"/>
          <table:table-cell table:style-name="ce55"/>
          <table:table-cell table:style-name="ce60"/>
          <table:table-cell table:style-name="ce69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unset INEXISTAN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1">
          <table:table-cell table:style-name="ce11"/>
          <table:table-cell table:style-name="ce116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table-cell table:style-name="ce11"/>
          <table:table-cell table:style-name="ce116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$&gt;</text:p>
          </table:table-cell>
          <table:table-cell table:style-name="ce8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9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9HOL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A9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HOL?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?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HOLA HOL?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?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HOL?A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?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6" office:value-type="string" calcext:value-type="string">
            <text:p><text:span text:style-name="T21">$&gt;</text:span><text:span text:style-name="T22"> unset HOL?A HOL.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HOLA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A=': not a valid identifier</text:p>
            <text:p>$&gt;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0">
          <table:table-cell table:style-name="ce11"/>
          <table:table-cell table:style-name="ce116" office:value-type="string" calcext:value-type="string">
            <text:p><text:span text:style-name="T21">$&gt;</text:span><text:span text:style-name="T22"> unset HOL\\\\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\\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10">
          <table:table-cell table:style-name="ce11"/>
          <table:table-cell table:style-name="ce116" office:value-type="string" calcext:value-type="string">
            <text:p><text:span text:style-name="T21">$&gt;</text:span><text:span text:style-name="T22"> unset HOL;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A: command not found</text:p>
          </table:table-cell>
          <table:table-cell table:style-name="ce8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.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.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+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+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=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=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{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{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}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}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-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-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-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-H: invalid option</text:p>
          </table:table-cell>
          <table:table-cell table:style-name="ce8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_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_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A_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*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*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#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#A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$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6" office:value-type="string" calcext:value-type="string">
            <text:p><text:span text:style-name="T21">$&gt;</text:span><text:span text:style-name="T22"> unset $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@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@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!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!A: event not found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^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94"/>
          <table:table-cell table:number-columns-repeated="1014"/>
        </table:table-row>
        <table:table-row table:style-name="ro8">
          <table:table-cell table:style-name="ce11"/>
          <table:table-cell table:style-name="ce116" office:value-type="string" calcext:value-type="string">
            <text:p><text:span text:style-name="T21">$&gt;</text:span><text:span text:style-name="T22"> unset HOL$?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HOL\~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HOL~': not a valid identifier</text:p>
          </table:table-cell>
          <table:table-cell table:style-name="ce8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table-cell table:style-name="ce11"/>
          <table:table-cell table:style-name="ce116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82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>$&gt;</text:p>
          </table:table-cell>
          <table:table-cell table:style-name="ce8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at: No such file or directory</text:p>
            <text:p>$&gt;</text:p>
          </table:table-cell>
          <table:table-cell table:style-name="ce85" office:value-type="string" calcext:value-type="string">
            <text:p>0</text:p>
            <text:p>1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=': not a valid identifier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======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======': not a valid identifier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++++++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unset: `++++++': not a valid identifier</text:p>
          </table:table-cell>
          <table:table-cell table:style-name="ce8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_______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2"/>
          <table:table-cell table:style-name="ce116" office:value-type="string" calcext:value-type="string">
            <text:p><text:span text:style-name="T21">$&gt;</text:span><text:span text:style-name="T22"> unset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echo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c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unse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1"/>
          <table:table-cell table:style-name="ce116" office:value-type="string" calcext:value-type="string">
            <text:p><text:span text:style-name="T21">$&gt;</text:span><text:span text:style-name="T22"> unset sudo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1"/>
          <table:table-cell table:style-name="ce116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06" office:value-type="string" calcext:value-type="string" table:number-columns-spanned="1" table:number-rows-spanned="4">
            <text:p>FICHIERS BINAIRES 0️⃣ 1️⃣</text:p>
          </table:table-cell>
          <table:table-cell table:style-name="ce116" office:value-type="string" calcext:value-type="string">
            <text:p><text:span text:style-name="T21">$&gt;</text:span><text:span text:style-name="T22"> /bin/ech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 Tal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/bin/env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PATH=...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/bin/cd: No such file or directory</text:p>
          </table:table-cell>
          <table:table-cell table:style-name="ce84" office:value-type="float" office:value="127" calcext:value-type="float">
            <text:p>127</text:p>
          </table:table-cell>
          <table:table-cell table:style-name="ce86"/>
          <table:table-cell table:number-columns-repeated="1014"/>
        </table:table-row>
        <table:table-row table:style-name="ro12">
          <table:table-cell table:style-name="ce112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82" office:value-type="string" calcext:value-type="string">
            <text:p>Defile l'historique</text:p>
          </table:table-cell>
          <table:table-cell table:number-columns-repeated="1014"/>
        </table:table-row>
        <table:table-row table:style-name="ro9">
          <table:table-cell table:style-name="ce106" office:value-type="string" calcext:value-type="string" table:number-columns-spanned="1" table:number-rows-spanned="71">
            <text:p>CD 💿 PWD</text:p>
          </table:table-cell>
          <table:table-cell table:style-name="ce116" office:value-type="string" calcext:value-type="string">
            <text:p><text:span text:style-name="T21">$&gt;</text:span><text:span text:style-name="T22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Retourne $PWD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hola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./hola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hola que tal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-p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wd: -p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--p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wd: --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---p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wd: --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-- p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pwd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N'affiche qu'une foi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ls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ls env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/././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/././.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.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./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./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././././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etc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5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/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'/'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/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/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/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_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_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d --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---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--: invalid option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$HOME $HOME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6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6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HOME not set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7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HOME not set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8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7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0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covered-table-cell/>
          <table:table-cell table:style-name="ce116" office:value-type="string" calcext:value-type="string">
            <text:p><text:span text:style-name="T21">$&gt;</text:span><text:span text:style-name="T22"> cd ~/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0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9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cd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4">
          <table:covered-table-cell/>
          <table:table-cell table:style-name="ce116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4"/>
          <table:table-cell table:style-name="ce44"/>
          <table:table-cell table:style-name="ce47"/>
          <table:table-cell table:style-name="ce55"/>
          <table:table-cell table:style-name="ce60"/>
          <table:table-cell table:style-name="ce71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6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6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5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5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table-cell table:style-name="ce112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4" office:value-type="string" calcext:value-type="string">
            <text:p>messag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hola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./Makefile</text:span></text:p>
          </table:table-cell>
          <table:table-cell table:style-name="ce34" office:value-type="string" calcext:value-type="string">
            <text:p>messag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65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 office:value-type="string" calcext:value-type="string">
            <text:p>messag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nv|"wc" -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72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nv|"wc "-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r 1 + 1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r $? + $?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table-cell table:style-name="ce106" office:value-type="string" calcext:value-type="string" table:number-columns-spanned="1" table:number-rows-spanned="46">
            <text:p>EXIT <text:s/>⛔</text:p>
          </table:table-cell>
          <table:table-cell table:style-name="ce116" office:value-type="string" calcext:value-type="string">
            <text:p><text:span text:style-name="T21">$&gt;</text:span><text:span text:style-name="T22"> exit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exit</text:span></text:p>
          </table:table-cell>
          <table:table-cell table:style-name="ce26"/>
          <table:table-cell table:style-name="ce44"/>
          <table:table-cell table:style-name="ce49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hol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hola que tal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42" calcext:value-type="float">
            <text:p>4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0000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42" calcext:value-type="float">
            <text:p>4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666 666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-666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hola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666 hola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hola 666 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25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3" calcext:value-type="float">
            <text:p>3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4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52" calcext:value-type="float">
            <text:p>25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14" calcext:value-type="float">
            <text:p>214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00000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14" calcext:value-type="float">
            <text:p>214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25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53" calcext:value-type="float">
            <text:p>253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02" calcext:value-type="float">
            <text:p>10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+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+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+4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42" calcext:value-type="float">
            <text:p>4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-69 -9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exit</text:p>
            <text:p>bash: exit: too many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--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++++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++++++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------0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"666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'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'-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02" calcext:value-type="float">
            <text:p>102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'+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'----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'++++666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'6'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54" calcext:value-type="float">
            <text:p>154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'2'66'32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"'666'"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'"666"'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70" calcext:value-type="float">
            <text:p>17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170" calcext:value-type="float">
            <text:p>17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86" calcext:value-type="float">
            <text:p>86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55" calcext:value-type="float">
            <text:p>255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73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66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73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13">
          <table:table-cell table:style-name="ce112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16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ls | exi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ls | exit 42</text:span></text:p>
          </table:table-cell>
          <table:table-cell table:style-name="ce3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82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it | l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| echo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1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4">
          <table:covered-table-cell/>
          <table:table-cell table:style-name="ce116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ls | hola</text:span></text:p>
          </table:table-cell>
          <table:table-cell table:style-name="ce23"/>
          <table:table-cell table:style-name="ce44"/>
          <table:table-cell table:style-name="ce49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| ls hola</text:span></text:p>
          </table:table-cell>
          <table:table-cell table:style-name="ce24"/>
          <table:table-cell table:style-name="ce44"/>
          <table:table-cell table:style-name="ce49"/>
          <table:table-cell table:style-name="ce55"/>
          <table:table-cell table:style-name="ce60"/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ls | ls |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ls | hola | ls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16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|| cat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4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16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table-cell table:style-name="ce106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16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</text:p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6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hola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|| export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xport ""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|| 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;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&amp;&amp; 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;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</text:p>
            <text:p>unexpected token `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|| &lt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4" office:value-type="string" calcext:value-type="string">
            <text:p>bash: syntax error near unexpected token `newline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newline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| echo ||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/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|| cat | echo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6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export: `': not a valid identifier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12" office:value-type="string" calcext:value-type="string" table:number-columns-spanned="1" table:number-rows-spanned="38">
            <text:p>( PARENTHESES )</text:p>
          </table:table-cell>
          <table:table-cell table:style-name="ce116" office:value-type="string" calcext:value-type="string">
            <text:p><text:span text:style-name="T21">$&gt;</text:span><text:span text:style-name="T22"> (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( ( ls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( ( ) ls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6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7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16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(&lt; 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102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7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()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 pwd (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16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6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6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6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6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6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76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16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16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16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2"/>
          <table:table-cell table:style-name="ce116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6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8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6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9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80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80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10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table-cell table:style-name="ce106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 tal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que tal$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 unexpected token `&g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 unexpected token `&l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syntax error near unexpected token `&gt;'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command not found</text:p>
            <text:p>$&gt;</text:p>
            <text:p>bonjour [...]</text:p>
          </table:table-cell>
          <table:table-cell table:style-name="ce84" office:value-type="string" calcext:value-type="string">
            <text:p>127</text:p>
            <text:p>0</text:p>
          </table:table-cell>
          <table:table-cell table:style-name="ce90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hola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/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 bonjour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$&gt;</text:p>
            <text:p>hey 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pwd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 pwd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.: not enough arguments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Voir pourquoi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&lt;pwd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&lt;srcs/pwd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rcs/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&lt;../pwd</text:span></text:p>
          </table:table-cell>
          <table:table-cell table:style-name="ce38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../pwd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&gt;&g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newline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&gt;&gt;&g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&gt;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&lt;&lt;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75" office:value-type="string" calcext:value-type="string">
            <text:p>bash: syntax error near unexpected token `&gt;' 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&lt; ls</text:span></text:p>
          </table:table-cell>
          <table:table-cell table:style-name="ce39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l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9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ls: No such file or directory</text:p>
            <text:p>$&gt;</text:p>
          </table:table-cell>
          <table:table-cell table:style-name="ce84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9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84" office:value-type="string" calcext:value-type="string">
            <text:p>1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hola</text:p>
            <text:p>$&gt;</text:p>
            <text:p>&gt;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84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bash: prout: No such file or directory</text:p>
            <text:p>$&gt;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86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      0       0       0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ls: cannot access 'bonjour': No such file or directory</text:p>
          </table:table-cell>
          <table:table-cell table:style-name="ce84" office:value-type="string" calcext:value-type="string">
            <text:p>0</text:p>
            <text:p>0</text:p>
            <text:p>2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HOLA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hey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hey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'bonjour hello' hey [...]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3">
          <table:covered-table-cell/>
          <table:table-cell table:style-name="ce116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table-cell table:style-name="ce40" table:number-columns-repeated="3"/>
          <table:table-cell table:style-name="ce56" table:number-columns-repeated="2"/>
          <table:table-cell table:style-name="ce40"/>
          <table:table-cell table:style-name="ce86" table:number-columns-repeated="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Prout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4">
          <table:covered-table-cell/>
          <table:table-cell table:style-name="ce116" office:value-type="string" calcext:value-type="string">
            <text:p>echo <text:s text:c="3"/>" <text:s text:c="2"/>hola <text:s text:c="3"/>bon <text:s text:c="2"/>" hla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8">
          <table:covered-table-cell/>
          <table:table-cell table:style-name="ce116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8">
          <table:covered-table-cell/>
          <table:table-cell table:style-name="ce116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8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$&gt;</text:p>
            <text:p>hola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Amour Tu es Horrible</text:p>
            <text:p>$&gt;</text:p>
          </table:table-cell>
          <table:table-cell table:style-name="ce84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84" office:value-type="string" calcext:value-type="string">
            <text:p>0</text:p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6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Amour Tu Es Horrible</text:p>
            <text:p>$&gt;</text:p>
            <text:p>[...] a b hey d</text:p>
          </table:table-cell>
          <table:table-cell table:style-name="ce84" office:value-type="string" calcext:value-type="string">
            <text:p>0</text:p>
            <text:p>0</text:p>
            <text:p>0</text:p>
          </table:table-cell>
          <table:table-cell table:style-name="ce90"/>
          <table:table-cell table:number-columns-repeated="1014"/>
        </table:table-row>
        <table:table-row table:style-name="ro11">
          <table:table-cell table:style-name="ce112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16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4"/>
          <table:table-cell table:style-name="ce48"/>
          <table:table-cell table:style-name="ce55"/>
          <table:table-cell table:style-name="ce60"/>
          <table:table-cell table:style-name="ce116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7">
          <table:covered-table-cell/>
          <table:table-cell table:style-name="ce116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7">
          <table:covered-table-cell/>
          <table:table-cell table:style-name="ce116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5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4">
          <table:covered-table-cell/>
          <table:table-cell table:style-name="ce116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cat &lt;&lt;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81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/>
          <table:table-cell table:number-columns-repeated="1014"/>
        </table:table-row>
        <table:table-row table:style-name="ro11">
          <table:covered-table-cell/>
          <table:table-cell table:style-name="ce116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12">
          <table:covered-table-cell/>
          <table:table-cell table:style-name="ce116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116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&lt; $hola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41"/>
          <table:table-cell table:style-name="ce44"/>
          <table:table-cell table:style-name="ce47"/>
          <table:table-cell table:style-name="ce57"/>
          <table:table-cell table:style-name="ce60"/>
          <table:table-cell table:style-name="ce69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41"/>
          <table:table-cell table:style-name="ce44"/>
          <table:table-cell table:style-name="ce47"/>
          <table:table-cell table:style-name="ce57"/>
          <table:table-cell table:style-name="ce60"/>
          <table:table-cell table:style-name="ce69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/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41"/>
          <table:table-cell table:style-name="ce44"/>
          <table:table-cell table:style-name="ce47"/>
          <table:table-cell table:style-name="ce55"/>
          <table:table-cell table:style-name="ce60"/>
          <table:table-cell table:style-name="ce69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102"/>
          <table:table-cell table:number-columns-repeated="1014"/>
        </table:table-row>
        <table:table-row table:style-name="ro17">
          <table:table-cell table:style-name="ce106" office:value-type="string" calcext:value-type="string" table:number-columns-spanned="1" table:number-rows-spanned="6">
            <text:p>WILDCARD ⭐</text:p>
          </table:table-cell>
          <table:table-cell table:style-name="ce116" office:value-type="string" calcext:value-type="string">
            <text:p><text:span text:style-name="T21">$&gt;</text:span><text:span text:style-name="T22"> ls 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ls *.*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6" office:value-type="string" calcext:value-type="string">
            <text:p><text:span text:style-name="T21">$&gt;</text:span><text:span text:style-name="T22"> ls *.hola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M*l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16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6" office:value-type="string" calcext:value-type="string">
            <text:p><text:span text:style-name="T21">$&gt;</text:span><text:span text:style-name="T22"> cat M*e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6" office:value-type="string" calcext:value-type="string">
            <text:p>cat: 'M*ee': No such file or directory</text:p>
          </table:table-cell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6" office:value-type="string" calcext:value-type="string">
            <text:p><text:span text:style-name="T21">$&gt;</text:span><text:span text:style-name="T22"> cat Make*file</text:span></text:p>
          </table:table-cell>
          <table:table-cell table:style-name="ce25" office:value-type="string" calcext:value-type="string">
            <text:p>NON GERE</text:p>
          </table:table-cell>
          <table:table-cell table:style-name="ce44"/>
          <table:table-cell table:style-name="ce47"/>
          <table:table-cell table:style-name="ce57"/>
          <table:table-cell table:style-name="ce60"/>
          <table:table-cell table:style-name="ce116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$RC.$D$23:.$G$768"/>
        </table:named-expressions>
        <calcext:conditional-formats>
          <calcext:conditional-format calcext:target-range-address="RC.H451:RC.H454 RC.F1:RC.G768">
            <calcext:condition calcext:apply-style-name="ConditionalStyle_1" calcext:value="contains-text(&quot;KO&quot;)" calcext:base-cell-address="RC.F1"/>
          </calcext:conditional-format>
        </calcext:conditional-format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C" style:display-name="PageStyle_R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14T19:05:10.657704848</dc:date>
    <meta:editing-duration>PT4H22M1S</meta:editing-duration>
    <meta:editing-cycles>1</meta:editing-cycles>
    <meta:document-statistic meta:table-count="1" meta:cell-count="2653" meta:object-count="0"/>
  </office:meta>
</office:document-meta>
</file>